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00901f" officeooo:paragraph-rsid="0000901f"/>
    </style:style>
    <style:style style:name="P2" style:family="paragraph" style:parent-style-name="Standard">
      <style:text-properties style:font-name="FreeSans" officeooo:rsid="0000aa9f" officeooo:paragraph-rsid="0000aa9f"/>
    </style:style>
    <style:style style:name="T1" style:family="text">
      <style:text-properties officeooo:rsid="0000aa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orgelychock-career.com Transcript</text:p>
      <text:p text:style-name="P1"/>
      <text:p text:style-name="P1"/>
      <text:p text:style-name="P1"/>
      <text:p text:style-name="P2">Nav</text:p>
      <text:p text:style-name="P2">Home</text:p>
      <text:p text:style-name="P2">Work History</text:p>
      <text:p text:style-name="P2">Portfolio</text:p>
      <text:p text:style-name="P1"/>
      <text:p text:style-name="P2">Banner</text:p>
      <text:p text:style-name="P1"><text:span text:style-name="T1">A </text:span>site built by me, George Lychock, conveying all my professional inform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23:09:52.726576980</meta:creation-date>
    <dc:date>2020-10-25T23:13:26.770429339</dc:date>
    <meta:editing-duration>PT3M3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20" meta:character-count="147" meta:non-whitespace-character-count="134"/>
  </office:meta>
</office:document-meta>
</file>